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6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1.751cm"/>
    </style:style>
    <style:style style:name="pr12" style:family="presentation" style:parent-style-name="Default-outline1">
      <style:graphic-properties fo:min-height="11.5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r17" style:family="presentation" style:parent-style-name="Default-outline1">
      <style:graphic-properties fo:min-height="15.001cm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5.577cm" style:use-optimal-column-width="false"/>
    </style:style>
    <style:style style:name="co3" style:family="table-column">
      <style:table-column-properties style:column-width="8.261cm" style:use-optimal-column-width="false"/>
    </style:style>
    <style:style style:name="co4" style:family="table-column">
      <style:table-column-properties style:column-width="5.198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ro1" style:family="table-row">
      <style:table-row-properties style:row-height="1.823cm"/>
    </style:style>
    <style:style style:name="ro2" style:family="table-row">
      <style:table-row-properties style:row-height="1.822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color="#212121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color="#212121" fo:font-size="18pt" fo:language="zxx" fo:country="none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color="#212121" fo:font-size="18pt" fo:language="zxx" fo:country="none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212121"/>
      <style:paragraph-properties fo:text-align="center"/>
      <style:text-properties fo:color="#ffffff" fo:font-weight="bold"/>
    </style:style>
    <style:style style:name="P9" style:family="paragraph">
      <loext:graphic-properties draw:fill="solid" draw:fill-color="#512da8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solid" draw:fill-color="#8c68ca"/>
      <style:paragraph-properties fo:text-align="center"/>
      <style:text-properties fo:color="#ffffff" fo:font-weight="bold"/>
    </style:style>
    <style:style style:name="P11" style:family="paragraph">
      <loext:graphic-properties draw:fill="solid" draw:fill-color="#d1c4e9"/>
      <style:paragraph-properties fo:text-align="center"/>
      <style:text-properties fo:color="#212121" fo:font-weight="bold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  <style:text-properties fo:font-size="18pt" style:font-size-asian="18pt" style:font-size-complex="18pt"/>
    </style:style>
    <style:style style:name="P20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25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="none"/>
      <style:paragraph-properties fo:text-align="center"/>
      <style:text-properties style:use-window-font-color="true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text-properties style:use-window-font-color="true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2" style:family="paragraph">
      <style:text-properties fo:font-size="32pt"/>
    </style:style>
    <style:style style:name="P33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color="#757575"/>
    </style:style>
    <style:style style:name="T7" style:family="text">
      <style:text-properties fo:color="#ffffff" fo:font-weight="bold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212121" fo:font-weight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fo:font-size="18pt" fo:language="zxx" fo:country="none" fo:font-weight="bold" style:font-size-asian="18pt" style:font-weight-asian="bold" style:font-size-complex="18pt" style:font-weight-complex="bold"/>
    </style:style>
    <style:style style:name="T15" style:family="text">
      <style:text-properties fo:color="#212121" fo:font-size="18pt" fo:language="zxx" fo:country="none" style:font-size-asian="18pt" style:font-size-complex="18pt"/>
    </style:style>
    <style:style style:name="T16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9" style:family="text">
      <style:text-properties style:use-window-font-color="true" fo:font-size="15pt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5pt" style:font-size-asian="15pt" style:font-weight-asian="normal" style:font-size-complex="15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</text:span><text:span text:style-name="T1">Dirk </text:span><text:span text:style-name="T1">Riehle</text:span></text:p>
            <text:p text:style-name="P2"><text:span text:style-name="T2">Friedric</text:span><text:span text:style-name="T2">h-</text:span><text:span text:style-name="T2">Alexand</text:span><text:span text:style-name="T2">er </text:span><text:span text:style-name="T2">Universi</text:span><text:span text:style-name="T2">ty </text:span><text:span text:style-name="T2">Erlange</text:span><text:span text:style-name="T2">n-</text:span><text:span text:style-name="T2">Nürnber</text:span><text:span text:style-name="T2">g</text:span></text:p>
            <text:p text:style-name="P1"><text:span text:style-name="T1">COSS </text:span><text:span text:style-name="T1">D03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</text:span><text:span text:style-name="T4">Erlangen-</text:span><text:span text:style-name="T4">Nürnberg – FAU, </text:span><text:span text:style-name="T4">in short.</text:span></text:p>
              <text:p><text:span text:style-name="T4">Corporate identity </text:span><text:span text:style-name="T4">wants 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ublic project funding</text:p>
              </text:list-item>
              <text:list-item>
                <text:p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Public Project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ypes of Public Fund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5">Public project funding</text:span></text:p>
                <text:list>
                  <text:list-item>
                    <text:p>Is always a gift (no loss of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Public loans</text:span></text:p>
                <text:list>
                  <text:list-item>
                    <text:p><text:span text:style-name="T6">Are usually complements to commercial loans by banks</text:span></text:p>
                    <text:p><text:span text:style-name="T6"/></text:p>
                  </text:list-item>
                </text:list>
              </text:list-item>
              <text:list-item>
                <text:p><text:span text:style-name="T6">Public venture capital</text:span></text:p>
                <text:list>
                  <text:list-item>
                    <text:p><text:span text:style-name="T6">Is also always complementary to commercial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rants to university</text:p>
                <text:list>
                  <text:list-item>
                    <text:p>Basic research funding</text:p>
                  </text:list-item>
                  <text:list-item>
                    <text:p>Applied research funding</text:p>
                  </text:list-item>
                  <text:list-item>
                    <text:p>Spin-off fund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s to startup</text:p>
                <text:list>
                  <text:list-item>
                    <text:p>Direct startup funding</text:p>
                  </text:list-item>
                  <text:list-item>
                    <text:p>Pre-competitive re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 of Public Project Funding</text:p>
          </draw:text-box>
        </draw:frame>
        <draw:g>
          <draw:custom-shape draw:style-name="gr2" draw:text-style-name="P8" draw:layer="layout" svg:width="8cm" svg:height="4cm" draw:transform="rotate (1.5707963267949) translate (5.5cm 12cm)">
            <text:p text:style-name="P7"><text:span text:style-name="T7">Basic </text:span><text:span text:style-name="T7">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8cm" svg:height="4cm" draw:transform="rotate (1.5707963267949) translate (9.5cm 12cm)">
            <text:p text:style-name="P7"><text:span text:style-name="T8">Applied </text:span><text:span text:style-name="T8">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4cm" draw:transform="rotate (1.5707963267949) translate (13.5cm 12cm)">
            <text:p text:style-name="P7"><text:span text:style-name="T7">Spinning 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8cm" svg:height="4cm" draw:transform="rotate (1.5707963267949) translate (17.5cm 12cm)">
            <text:p text:style-name="P7"><text:span text:style-name="T9">Startup life</text:span></text:p>
            <draw:enhanced-geometry svg:viewBox="0 0 21600 21600" draw:type="rectangle" draw:enhanced-path="M 0 0 L 21600 0 21600 21600 0 21600 0 0 Z N"/>
          </draw:custom-shape>
          <draw:line draw:style-name="gr6" draw:text-style-name="P12" draw:layer="layout" svg:x1="5.5cm" svg:y1="12.5cm" svg:x2="5.5cm" svg:y2="4cm">
            <text:p text:style-name="P7"><text:span text:style-name="T10">Research / </text:span><text:span text:style-name="T10">startup</text:span><text:span text:style-name="T10"><text:line-break/></text:span><text:span text:style-name="T10">time spent </text:span><text:span text:style-name="T10">ratio</text:span></text:p>
            <text:p text:style-name="P7"><text:span text:style-name="T10"/></text:p>
            <text:p text:style-name="P7"><text:span text:style-name="T10"/></text:p>
            <text:p text:style-name="P7"><text:span text:style-name="T10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3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4" draw:layer="layout" svg:width="4cm" svg:height="1.5cm" svg:x="13.5cm" svg:y="12cm">
            <draw:text-box>
              <text:p><text:span text:style-name="T11">founding</text:span></text:p>
            </draw:text-box>
          </draw:frame>
          <draw:frame draw:style-name="gr10" draw:text-style-name="P16" draw:layer="layout" svg:width="4cm" svg:height="1.5cm" svg:x="19cm" svg:y="12cm">
            <draw:text-box>
              <text:p text:style-name="P15"><text:span text:style-name="T12">time</text:span></text:p>
            </draw:text-box>
          </draw:frame>
          <draw:frame draw:style-name="gr11" draw:text-style-name="P17" draw:layer="layout" svg:width="2cm" svg:height="1cm" svg:x="3.5cm" svg:y="3.5cm">
            <draw:text-box>
              <text:p><text:span text:style-name="T13">100%</text:span></text:p>
            </draw:text-box>
          </draw:frame>
          <draw:line draw:style-name="gr12" draw:text-style-name="P18" draw:layer="layout" svg:x1="5.5cm" svg:y1="3.5cm" svg:x2="17.5cm" svg:y2="3.5cm">
            <text:p><text:span text:style-name="T11">Recipient of </text:span><text:span text:style-name="T11">public </text:span><text:span text:style-name="T11">funding is the </text:span><text:span text:style-name="T11">university</text:span></text:p>
            <text:p><text:span text:style-name="T11"/></text:p>
            <text:p><text:span text:style-name="T11"/></text:p>
          </draw:line>
          <draw:line draw:style-name="gr13" draw:text-style-name="P18" draw:layer="layout" svg:x1="17.5cm" svg:y1="3.5cm" svg:x2="21.5cm" svg:y2="3.5cm">
            <text:p><text:span text:style-name="T11">… </text:span><text:span text:style-name="T11">the startup</text:span></text:p>
            <text:p><text:span text:style-name="T11"/></text:p>
            <text:p><text:span text:style-name="T11"/></text:p>
          </draw:line>
          <draw:line draw:style-name="gr14" draw:text-style-name="P19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5.999cm" svg:height="10.936cm" svg:x="1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14">#</text:span></text:p>
              </table:table-cell>
              <table:table-cell>
                <text:p text:style-name="P7"><text:span text:style-name="T14">Phase</text:span></text:p>
              </table:table-cell>
              <table:table-cell>
                <text:p text:style-name="P7"><text:span text:style-name="T14">Program</text:span></text:p>
              </table:table-cell>
              <table:table-cell>
                <text:p text:style-name="P7"><text:span text:style-name="T14"># Persons</text:span></text:p>
              </table:table-cell>
              <table:table-cell>
                <text:p text:style-name="P7"><text:span text:style-name="T14">Amount</text:span><text:span text:style-name="T14"><text:line-break/></text:span><text:span text:style-name="T14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15">1</text:span></text:p>
              </table:table-cell>
              <table:table-cell>
                <text:p><text:span text:style-name="T15">Basic research</text:span></text:p>
              </table:table-cell>
              <table:table-cell>
                <text:p><text:span text:style-name="T15">DFG, ERC</text:span></text:p>
              </table:table-cell>
              <table:table-cell>
                <text:p><text:span text:style-name="T15">1-3 (up to 6)</text:span></text:p>
              </table:table-cell>
              <table:table-cell>
                <text:p><text:span text:style-name="T15">36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2</text:span></text:p>
              </table:table-cell>
              <table:table-cell>
                <text:p><text:span text:style-name="T15">Applied research</text:span></text:p>
              </table:table-cell>
              <table:table-cell>
                <text:p><text:span text:style-name="T15">BMWi (various), EU H2020</text:span></text:p>
              </table:table-cell>
              <table:table-cell>
                <text:p><text:span text:style-name="T15">1-4</text:span></text:p>
              </table:table-cell>
              <table:table-cell>
                <text:p><text:span text:style-name="T15">18-36</text:span></text:p>
              </table:table-cell>
            </table:table-row>
            <table:table-row table:style-name="ro1" table:default-cell-style-name="ce7">
              <table:table-cell table:style-name="ce6">
                <text:p text:style-name="P7"><text:span text:style-name="T15">3</text:span></text:p>
              </table:table-cell>
              <table:table-cell>
                <text:p><text:span text:style-name="T15">Spinning off</text:span></text:p>
              </table:table-cell>
              <table:table-cell>
                <text:p><text:span text:style-name="T15">EXIST Forschungstransfer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18</text:span></text:p>
              </table:table-cell>
            </table:table-row>
            <table:table-row table:style-name="ro1" table:default-cell-style-name="ce5">
              <table:table-cell table:style-name="ce4">
                <text:p text:style-name="P7"><text:span text:style-name="T15">4</text:span></text:p>
              </table:table-cell>
              <table:table-cell>
                <text:p><text:span text:style-name="T15">Starting up</text:span></text:p>
              </table:table-cell>
              <table:table-cell>
                <text:p><text:span text:style-name="T15">EXIST II</text:span></text:p>
              </table:table-cell>
              <table:table-cell>
                <text:p><text:span text:style-name="T15">3-4</text:span></text:p>
              </table:table-cell>
              <table:table-cell>
                <text:p><text:span text:style-name="T15">6</text:span></text:p>
              </table:table-cell>
            </table:table-row>
            <table:table-row table:style-name="ro2" table:default-cell-style-name="ce9">
              <table:table-cell table:style-name="ce8">
                <text:p text:style-name="P7"><text:span text:style-name="T15">5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KMU Innovativ</text:span></text:p>
              </table:table-cell>
              <table:table-cell>
                <text:p><text:span text:style-name="T15">...</text:span></text:p>
              </table:table-cell>
              <table:table-cell>
                <text:p><text:span text:style-name="T15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5" draw:text-style-name="P13" draw:layer="layout" svg:x1="0.5cm" svg:y1="9.6cm" svg:x2="27.5cm" svg:y2="9.6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6" draw:text-style-name="P20" draw:layer="layout" svg:width="7cm" svg:height="4cm" svg:x="8.25cm" svg:y="6.5cm">
            <text:p text:style-name="P7"><text:span text:style-name="T16">Doctoral</text:span><text:span text:style-name="T16"><text:line-break/></text:span><text:span text:style-name="T16">stud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7cm" svg:height="4cm" svg:x="15.25cm" svg:y="2.5cm">
            <text:p text:style-name="P7"><text:span text:style-name="T16">Student</text:span><text:span text:style-name="T16"><text:line-break/></text:span><text:span text:style-name="T16">helper (WiHi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7cm" svg:height="4cm" svg:x="8.25cm" svg:y="2.5cm">
            <text:p text:style-name="P7"><text:span text:style-name="T16">Stu</text:span><text:span text:style-name="T16">de</text:span><text:span text:style-name="T16">nt </text:span><text:span text:style-name="T16">in</text:span><text:span text:style-name="T16"><text:line-break/></text:span><text:span text:style-name="T16">cla</text:span><text:span text:style-name="T16">ss </text:span><text:span text:style-name="T16">/ </text:span><text:span text:style-name="T16">the</text:span><text:span text:style-name="T16">si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7cm" svg:height="4cm" svg:x="15.25cm" svg:y="6.5cm">
            <text:p text:style-name="P7"><text:span text:style-name="T16">Re</text:span><text:span text:style-name="T16">se</text:span><text:span text:style-name="T16">arc</text:span><text:span text:style-name="T16">h</text:span><text:span text:style-name="T16"><text:line-break/></text:span><text:span text:style-name="T16">fell</text:span><text:span text:style-name="T16">ow </text:span><text:span text:style-name="T16">(Wi</text:span><text:span text:style-name="T16">Mi)</text:span></text:p>
            <draw:enhanced-geometry svg:viewBox="0 0 21600 21600" draw:type="rectangle" draw:enhanced-path="M 0 0 L 21600 0 21600 21600 0 21600 0 0 Z N"/>
          </draw:custom-shape>
          <draw:frame draw:style-name="gr18" draw:text-style-name="P22" draw:layer="layout" svg:width="7cm" svg:height="1.5cm" svg:x="8.25cm" svg:y="10.5cm">
            <draw:text-box>
              <text:p><text:span text:style-name="T17">The individual</text:span></text:p>
            </draw:text-box>
          </draw:frame>
          <draw:frame draw:style-name="gr18" draw:text-style-name="P22" draw:layer="layout" svg:width="7cm" svg:height="1.5cm" svg:x="15.25cm" svg:y="10.5cm">
            <draw:text-box>
              <text:p><text:span text:style-name="T17">The university</text:span></text:p>
            </draw:text-box>
          </draw:frame>
          <draw:frame draw:style-name="gr19" draw:text-style-name="P23" draw:layer="layout" svg:width="14cm" svg:height="1.5cm" svg:x="8.25cm" svg:y="12cm">
            <draw:text-box>
              <text:p><text:span text:style-name="T18">Copyrig</text:span><text:span text:style-name="T18">ht </text:span><text:span text:style-name="T18">Owners</text:span><text:span text:style-name="T18">hip</text:span></text:p>
            </draw:text-box>
          </draw:frame>
          <draw:frame draw:style-name="gr18" draw:text-style-name="P24" draw:layer="layout" svg:width="4cm" svg:height="1.5cm" draw:transform="rotate (1.5707963267949) translate (6.75cm 10.5cm)">
            <draw:text-box>
              <text:p><text:span text:style-name="T19">Doctoral</text:span></text:p>
            </draw:text-box>
          </draw:frame>
          <draw:frame draw:style-name="gr18" draw:text-style-name="P22" draw:layer="layout" svg:width="4cm" svg:height="1.5cm" draw:transform="rotate (1.5707963267949) translate (6.75cm 6.5cm)">
            <draw:text-box>
              <text:p><text:span text:style-name="T17">Bachelor</text:span><text:span text:style-name="T17"><text:line-break/></text:span><text:span text:style-name="T17">or Master</text:span></text:p>
            </draw:text-box>
          </draw:frame>
          <draw:frame draw:style-name="gr20" draw:text-style-name="P25" draw:layer="layout" svg:width="8cm" svg:height="1.5cm" draw:transform="rotate (1.5707963267949) translate (5.25cm 10.5cm)">
            <draw:text-box>
              <text:p><text:span text:style-name="T18">Degree </text:span><text:span text:style-name="T18">Program</text:span></text:p>
            </draw:text-box>
          </draw:frame>
          <draw:line draw:style-name="gr21" draw:text-style-name="P26" draw:layer="layout" svg:x1="7.75cm" svg:y1="6.5cm" svg:x2="22.75cm" svg:y2="6.5cm">
            <text:p/>
          </draw:line>
          <draw:line draw:style-name="gr21" draw:text-style-name="P26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Student job, work made for hire (German: “Dienstvertrag”)</text:p>
                      </text:list-item>
                      <text:list-item>
                        <text:p>Work contract (German: “Werkvertrag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if</text:p>
                    <text:list>
                      <text:list-item>
                        <text:p>It falls within the scope of their dissertation topic, and</text:p>
                      </text:list-item>
                      <text:list-item>
                        <text:p>The professor gave them time off from project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rofessor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>Paid work (see before)</text:p>
                  </text:list-item>
                  <text:list-item>
                    <text:p>Contributor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Sales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ublic Spin-off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Spinning Off</text:p>
          </draw:text-box>
        </draw:frame>
        <draw:frame presentation:style-name="pr9" draw:text-style-name="P28" draw:layer="layout" svg:width="27cm" svg:height="11.5cm" svg:x="0.5cm" svg:y="2.25cm" presentation:class="outline">
          <draw:text-box>
            <text:list text:style-name="L5">
              <text:list-item>
                <text:p><text:span text:style-name="T20">Follows the basic and applied research phase</text:span></text:p>
              </text:list-item>
              <text:list-item>
                <text:p><text:span text:style-name="T20">In which you turn the research project into a product</text:span></text:p>
              </text:list-item>
              <text:list-item>
                <text:p><text:span text:style-name="T5">Takes place at university and can be funded the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unding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EXIST Forschungstransfer (BMWi) funds</text:p>
                <text:list>
                  <text:list-item>
                    <text:p>Up to four people for 18 months </text:p>
                  </text:list-item>
                  <text:list-item>
                    <text:p>Materials, for example, hardware, software,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EXIST Forschungstransfer</text:p>
                <text:list>
                  <text:list-item>
                    <text:p>Apply with business plan, get invited</text:p>
                  </text:list-item>
                  <text:list-item>
                    <text:p>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win the grant</text:p>
                <text:list>
                  <text:list-item>
                    <text:p>Convince as a team (at least 3 people)</text:p>
                  </text:list-item>
                  <text:list-item>
                    <text:p>Convince with business ide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Founding the Start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21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counting person months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Spinning Off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Public Startup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Types of Public Startup Fun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Startup funding</text:p>
                <text:list>
                  <text:list-item>
                    <text:p>Dedicated to helping startups off the grou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ject funding</text:p>
                <text:list>
                  <text:list-item>
                    <text:p>Dedicated to support risky undertak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Public project funding</text:p>
              </text:list-item>
              <text:list-item>
                <text:p text:style-name="P5">IP rights management</text:p>
              </text:list-item>
              <text:list-item>
                <text:p text:style-name="P5">Public spin-off funding</text:p>
              </text:list-item>
              <text:list-item>
                <text:p text:style-name="P5">The role of the university</text:p>
              </text:list-item>
              <text:list-item>
                <text:p text:style-name="P5">Spinning off</text:p>
              </text:list-item>
              <text:list-item>
                <text:p>Public startup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1" draw:layer="layout" svg:width="20cm" svg:height="4cm" svg:x="0cm" svg:y="11.75cm">
          <draw:text-box>
            <text:p text:style-name="P30"><text:span text:style-name="T22">DR</text:span></text:p>
          </draw:text-box>
        </draw:frame>
        <draw:frame presentation:style-name="pr14" draw:text-style-name="P32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29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33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3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09:49:25.605642439</meta:creation-date>
    <meta:editing-duration>PT7H19M16S</meta:editing-duration>
    <meta:editing-cycles>52</meta:editing-cycles>
    <meta:generator>LibreOffice/6.0.7.3$Linux_X86_64 LibreOffice_project/00m0$Build-3</meta:generator>
    <dc:date>2020-10-28T23:01:26.376385875</dc:date>
    <meta:document-statistic meta:object-count="205"/>
  </office:meta>
</office:document-meta>
</file>